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23a" officeooo:paragraph-rsid="000f823a"/>
    </style:style>
    <style:style style:name="P2" style:family="paragraph" style:parent-style-name="Standard">
      <style:text-properties officeooo:rsid="00104c90" officeooo:paragraph-rsid="00104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ellen Sie eine Klasse Rechteck mit folgenden Attributen, Konstruktoren und Methoden:</text:p>
      <text:p text:style-name="P1"/>
      <text:p text:style-name="P1">Attribute:</text:p>
      <text:p text:style-name="P1">laenge und breite vom Typ double</text:p>
      <text:p text:style-name="P1"/>
      <text:p text:style-name="P1">Konstruktoren:</text:p>
      <text:p text:style-name="P1">Standardkonstruktor, Konstruktor mit einem Parameter für beide Seitenlängen (Quadrat) und</text:p>
      <text:p text:style-name="P1">Konstruktor mit zwei Parameter für je Länge und Breite.</text:p>
      <text:p text:style-name="P1">Rufen Sie aus Standardkonstruktor und dem Konstruktor mit einem Parameter den Konstruktor<text:line-break/>mit zwei Parametern auf.</text:p>
      <text:p text:style-name="P1"/>
      <text:p text:style-name="P1">Methoden:</text:p>
      <text:p text:style-name="P2">Für alle Attribute die Getter- und Setter-Methoden und eine Methode, die zunächst die Attributswerte der beiden Attributte ausgibt (show()-Method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9:59:21.255000000</meta:creation-date>
    <dc:date>2022-01-21T10:43:53.070000000</dc:date>
    <meta:editing-duration>PT34M21S</meta:editing-duration>
    <meta:editing-cycles>1</meta:editing-cycles>
    <meta:document-statistic meta:table-count="0" meta:image-count="0" meta:object-count="0" meta:page-count="1" meta:paragraph-count="9" meta:word-count="74" meta:character-count="558" meta:non-whitespace-character-count="493"/>
    <meta:generator>LibreOffice/7.2.4.1$Windows_X86_64 LibreOffice_project/27d75539669ac387bb498e35313b970b7fe9c4f9</meta:generator>
  </office:meta>
</office:document-meta>
</file>